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istIteratorDecorator.nex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IteratorDecorator.get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IteratorDecorator.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IteratorDeco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IteratorDecorator.has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IteratorDecorator.set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IteratorDecorator.previous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IteratorDeco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IteratorDecorator.AbstractListIteratorDecorator( ListIterator it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istIteratorDecorator.add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stIteratorDeco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